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625in" fo:margin-left="0.534in" fo:margin-top="0in" fo:margin-bottom="0in" table:align="left" style:writing-mode="lr-tb"/>
    </style:style>
    <style:style style:name="Table1.A" style:family="table-column">
      <style:table-column-properties style:column-width="2.5278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2.4958in"/>
    </style:style>
    <style:style style:name="Table1.1" style:family="table-row">
      <style:table-row-properties style:min-row-height="1.17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Liberation Sans" fo:font-size="12pt" officeooo:paragraph-rsid="0012f7f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font-weight="bold" officeooo:paragraph-rsid="0012f7f1" style:font-size-asian="12pt" style:language-asian="ru" style:country-asian="RU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222222" style:font-name="Liberation Sans" fo:font-size="12pt" officeooo:paragraph-rsid="0012f7f1" fo:background-color="#ffffff" style:font-size-asian="12pt" style:font-size-complex="12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officeooo:paragraph-rsid="0012f7f1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Liberation Sans" fo:font-size="12pt" officeooo:paragraph-rsid="0012f7f1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Liberation Sans" fo:font-size="12pt" officeooo:paragraph-rsid="0012f7f1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fo:font-weight="bold" officeooo:paragraph-rsid="0012f7f1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loext:contextual-spacing="false" fo:line-height="150%"/>
      <style:text-properties style:font-name="Liberation Sans" fo:font-size="12pt" fo:font-weight="bold" officeooo:paragraph-rsid="0012f7f1" style:font-size-asian="12pt" style:font-weight-asian="bold" style:font-size-complex="12pt"/>
    </style:style>
    <style:style style:name="P9" style:family="paragraph" style:parent-style-name="Standard">
      <style:paragraph-properties fo:margin-left="1.9665in" fo:margin-right="0in" fo:text-indent="0.4917in" style:auto-text-indent="false"/>
      <style:text-properties style:font-name="Liberation Sans" fo:font-size="12pt" officeooo:paragraph-rsid="0012f7f1" style:font-size-asian="12pt" style:font-size-complex="12pt"/>
    </style:style>
    <style:style style:name="P10" style:family="paragraph" style:parent-style-name="Standard" style:master-page-name="Standard">
      <style:paragraph-properties style:page-number="auto"/>
      <style:text-properties style:font-name="Liberation Sans" fo:font-size="12pt" officeooo:paragraph-rsid="0012f7f1" style:font-size-asian="12pt" style:font-size-complex="12pt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paragraph-rsid="0012f7f1" style:font-size-asian="12pt" style:font-size-complex="12p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fo:font-weight="bold" officeooo:rsid="0014bdf0" officeooo:paragraph-rsid="0014bdf0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012f7f1"/>
    </style:style>
    <style:style style:name="P14" style:family="paragraph" style:parent-style-name="Text_20_body" style:list-style-name="L2"/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0e1576"/>
    </style:style>
    <style:style style:name="T2" style:family="text">
      <style:text-properties fo:color="#000000"/>
    </style:style>
    <style:style style:name="T3" style:family="text">
      <style:text-properties fo:color="#000000" officeooo:rsid="000e1576"/>
    </style:style>
    <style:style style:name="T4" style:family="text">
      <style:text-properties officeooo:rsid="0012f7f1"/>
    </style:style>
    <style:style style:name="T5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/>
      <text:p text:style-name="P3">Московский государственный технический университет имени Н. Э. Баумана</text:p>
      <text:p text:style-name="P3"/>
      <text:p text:style-name="P3"/>
      <text:p text:style-name="P4">Факультет «Информатика и системы управления»</text:p>
      <text:p text:style-name="P4">Кафедра ИУ5</text:p>
      <text:p text:style-name="P3"/>
      <text:p text:style-name="P3"/>
      <text:p text:style-name="P2"/>
      <text:p text:style-name="P2"/>
      <text:p text:style-name="P4">Отчёт по </text:p>
      <text:p text:style-name="P4">лабораторной работе № <text:span text:style-name="T4">2</text:span></text:p>
      <text:p text:style-name="P4"><text:span text:style-name="T2">«</text:span><text:span text:style-name="T3">Технологии машинного обучения</text:span>»</text:p>
      <text:p text:style-name="P7"/>
      <text:p text:style-name="P7"/>
      <text:p text:style-name="P7"/>
      <text:p text:style-name="P8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Подготовил:</text:p>
            <text:p text:style-name="P5">Кан Андрей Дмитриевич</text:p>
            <text:p text:style-name="P5">Группа ИУ5-<text:span text:style-name="T4">6</text:span>4Б</text:p>
            <text:p text:style-name="P5">Подпись______</text:p>
            <text:p text:style-name="P5">Дата_______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Москва </text:p>
      <text:p text:style-name="P9"><text:tab/>202<text:span text:style-name="T1">1</text:span>г.</text:p>
      <text:p text:style-name="P13"><text:soft-page-break/><text:span text:style-name="Strong_20_Emphasis"><text:span text:style-name="T5">Цель лабораторной работы:</text:span></text:span><text:span text:style-name="T5"> изучение способов предварительной обработки данных для дальнейшего формирования моделей.</text:span></text:p>
      <text:h text:style-name="Heading_20_3" text:outline-level="3"><text:bookmark text:name="user-content-Задание"/>Задание:</text:h>
      <text:list xml:id="list2562784480" text:style-name="L2">
        <text:list-item>
          <text:p text:style-name="P16">Выбрать набор данных (датасет), содержащий категориальные признаки и пропуски в данных. Для выполнения следующих пунктов можно использовать несколько различных наборов данных (один для обработки пропусков, другой для категориальных признаков и т.д.) </text:p>
        </text:list-item>
        <text:list-item>
          <text:p text:style-name="P16">Для выбранного датасета (датасетов) на основе материалов лекции решить следующие задачи: </text:p>
          <text:list>
            <text:list-item>
              <text:p text:style-name="P16">обработку пропусков в данных; </text:p>
            </text:list-item>
            <text:list-item>
              <text:p text:style-name="P16">кодирование категориальных признаков; </text:p>
            </text:list-item>
            <text:list-item>
              <text:p text:style-name="P14">масштабирование данных. </text:p>
            </text:list-item>
          </text:list>
        </text:list-item>
      </text:list>
      <text:p text:style-name="P11"/>
      <text:p text:style-name="P11"/>
      <text:p text:style-name="P11"/>
      <text:p text:style-name="P12">Текст программы:</text:p>
      <text:p text:style-name="P12"/>
      <text:p text:style-name="P11">import numpy as np</text:p>
      <text:p text:style-name="P11">import pandas as pd</text:p>
      <text:p text:style-name="P11">import seaborn as sns</text:p>
      <text:p text:style-name="P11">import matplotlib.pyplot as plt</text:p>
      <text:p text:style-name="P11">%matplotlib inline </text:p>
      <text:p text:style-name="P11">sns.set(style="ticks")</text:p>
      <text:p text:style-name="P11"/>
      <text:p text:style-name="P11"/>
      <text:p text:style-name="P11">data = pd.read_csv('country_vaccinations.csv', sep=",")</text:p>
      <text:p text:style-name="P11"/>
      <text:p text:style-name="P11">data.shape</text:p>
      <text:p text:style-name="P11"/>
      <text:p text:style-name="P11">data.dtypes</text:p>
      <text:p text:style-name="P11"/>
      <text:p text:style-name="P11">data.isnull().sum()</text:p>
      <text:p text:style-name="P11"/>
      <text:p text:style-name="P11">data.head()</text:p>
      <text:p text:style-name="P11"><text:soft-page-break/></text:p>
      <text:p text:style-name="P11">total_count = data.shape[0]</text:p>
      <text:p text:style-name="P11">print('Всего строк: {}'.format(total_count))</text:p>
      <text:p text:style-name="P11"/>
      <text:p text:style-name="P11"/>
      <text:p text:style-name="P11"/>
      <text:p text:style-name="P11"># Обработка пропусков в данных </text:p>
      <text:p text:style-name="P11"/>
      <text:p text:style-name="P11"/>
      <text:p text:style-name="P11"/>
      <text:p text:style-name="P11"># Выберем числовые колонки с пропущенными значениями</text:p>
      <text:p text:style-name="P11"># Цикл по колонкам датасета</text:p>
      <text:p text:style-name="P11">num_cols = []</text:p>
      <text:p text:style-name="P11">for col in data.columns:</text:p>
      <text:p text:style-name="P11"><text:s text:c="4"/># Количество пустых значений </text:p>
      <text:p text:style-name="P11"><text:s text:c="4"/>temp_null_count = data[data[col].isnull()].shape[0]</text:p>
      <text:p text:style-name="P11"><text:s text:c="4"/>dt = str(data[col].dtype)</text:p>
      <text:p text:style-name="P11"><text:s text:c="4"/>if temp_null_count&gt;0 and (dt=='float64' or dt=='int64' or dt=='object'):</text:p>
      <text:p text:style-name="P11"><text:s text:c="8"/>num_cols.append(col)</text:p>
      <text:p text:style-name="P11"><text:s text:c="8"/>temp_perc = round((temp_null_count / total_count) * 100.0, 2)</text:p>
      <text:p text:style-name="P11"><text:s text:c="8"/>print('Колонка {}. Тип данных {}. Количество пустых значений {}, {}%.'.format(col, dt, temp_null_count, temp_perc))</text:p>
      <text:p text:style-name="P11"/>
      <text:p text:style-name="P11"/>
      <text:p text:style-name="P11"/>
      <text:p text:style-name="P11">Сразу удалим колонки с слишком высоким процентом пропуска данных, далее будем работать с оставшимися колонками. </text:p>
      <text:p text:style-name="P11"/>
      <text:p text:style-name="P11"># Удаление колонок, содержащих пустые значения</text:p>
      <text:p text:style-name="P11">data = data.dropna(axis=1, thresh=3362)</text:p>
      <text:p text:style-name="P11">data.shape</text:p>
      <text:p text:style-name="P11"/>
      <text:p text:style-name="P11"><text:soft-page-break/># Выберем числовые колонки с пропущенными значениями</text:p>
      <text:p text:style-name="P11"># Цикл по колонкам датасета</text:p>
      <text:p text:style-name="P11">num_cols = []</text:p>
      <text:p text:style-name="P11">for col in data.columns:</text:p>
      <text:p text:style-name="P11"><text:s text:c="4"/># Количество пустых значений </text:p>
      <text:p text:style-name="P11"><text:s text:c="4"/>temp_null_count = data[data[col].isnull()].shape[0]</text:p>
      <text:p text:style-name="P11"><text:s text:c="4"/>dt = str(data[col].dtype)</text:p>
      <text:p text:style-name="P11"><text:s text:c="4"/>if temp_null_count&gt;0 and (dt=='float64' or dt=='int64'):</text:p>
      <text:p text:style-name="P11"><text:s text:c="8"/>num_cols.append(col)</text:p>
      <text:p text:style-name="P11"><text:s text:c="8"/>temp_perc = round((temp_null_count / total_count) * 100.0, 2)</text:p>
      <text:p text:style-name="P11"><text:s text:c="8"/>print('Колонка {}. Тип данных {}. Количество пустых значений {}, {}%.'.format(col, dt, temp_null_count, temp_perc))</text:p>
      <text:p text:style-name="P11"/>
      <text:p text:style-name="P11"># Фильтр по колонкам с пропущенными значениями</text:p>
      <text:p text:style-name="P11">data_num = data[num_cols]</text:p>
      <text:p text:style-name="P11">data_num</text:p>
      <text:p text:style-name="P11"/>
      <text:p text:style-name="P11"/>
      <text:p text:style-name="P11"/>
      <text:p text:style-name="P11"># Гистограмма по признакам</text:p>
      <text:p text:style-name="P11">for col in data_num:</text:p>
      <text:p text:style-name="P11"><text:s text:c="4"/>plt.hist(data[col], 50)</text:p>
      <text:p text:style-name="P11"><text:s text:c="4"/>plt.xlabel(col)</text:p>
      <text:p text:style-name="P11"><text:s text:c="4"/>plt.show()</text:p>
      <text:p text:style-name="P11"/>
      <text:p text:style-name="P11">Как видно из представленных гистограмм, лучше всего использовать мод в качестве значения при заполнении пропусков.</text:p>
      <text:p text:style-name="P11"/>
      <text:p text:style-name="P11">from sklearn.impute import SimpleImputer</text:p>
      <text:p text:style-name="P11">from sklearn.impute import MissingIndicator</text:p>
      <text:p text:style-name="P11"/>
      <text:p text:style-name="P11"/>
      <text:p text:style-name="P11"><text:soft-page-break/></text:p>
      <text:p text:style-name="P11"/>
      <text:p text:style-name="P11"/>
      <text:p text:style-name="P11"># Более сложная функция, которая позволяет задавать колонку и вид импьютации</text:p>
      <text:p text:style-name="P11">def test_num_impute_col(dataset, column, strategy_param):</text:p>
      <text:p text:style-name="P11"><text:s text:c="4"/>temp_data = dataset[[column]]</text:p>
      <text:p text:style-name="P11"><text:s text:c="4"/></text:p>
      <text:p text:style-name="P11"><text:s text:c="4"/>indicator = MissingIndicator()</text:p>
      <text:p text:style-name="P11"><text:s text:c="4"/>mask_missing_values_only = indicator.fit_transform(temp_data)</text:p>
      <text:p text:style-name="P11"><text:s text:c="4"/></text:p>
      <text:p text:style-name="P11"><text:s text:c="4"/>imp_num = SimpleImputer(strategy=strategy_param)</text:p>
      <text:p text:style-name="P11"><text:s text:c="4"/>data_num_imp = imp_num.fit_transform(temp_data)</text:p>
      <text:p text:style-name="P11"><text:s text:c="4"/></text:p>
      <text:p text:style-name="P11"><text:s text:c="4"/>filled_data = data_num_imp[mask_missing_values_only]</text:p>
      <text:p text:style-name="P11"><text:s text:c="4"/></text:p>
      <text:p text:style-name="P11"><text:s text:c="4"/>return column, strategy_param, filled_data.size, filled_data[0], filled_data[filled_data.size-1]</text:p>
      <text:p text:style-name="P11"/>
      <text:p text:style-name="P11"/>
      <text:p text:style-name="P11"><text:s text:c="4"/></text:p>
      <text:p text:style-name="P11"><text:s text:c="4"/></text:p>
      <text:p text:style-name="P11"><text:s text:c="4"/></text:p>
      <text:p text:style-name="P11"/>
      <text:p text:style-name="P11"/>
      <text:p text:style-name="P11">test_num_impute_col(data, 'total_vaccinations', 'most_frequent')</text:p>
      <text:p text:style-name="P11"/>
      <text:p text:style-name="P11">test_num_impute_col(data, 'daily_vaccinations', 'most_frequent')</text:p>
      <text:p text:style-name="P11"/>
      <text:p text:style-name="P11">test_num_impute_col(data, 'total_vaccinations_per_hundred', 'most_frequent')</text:p>
      <text:p text:style-name="P11"/>
      <text:p text:style-name="P11">test_num_impute_col(data, 'daily_vaccinations_per_million', 'most_frequent')</text:p>
      <text:p text:style-name="P11"/>
      <text:p text:style-name="P11"><text:soft-page-break/># Обработка пропусков в категориальных данных </text:p>
      <text:p text:style-name="P11"/>
      <text:p text:style-name="P11"># Выберем категориальные колонки с пропущенными значениями</text:p>
      <text:p text:style-name="P11"># Цикл по колонкам датасета</text:p>
      <text:p text:style-name="P11">cat_cols = []</text:p>
      <text:p text:style-name="P11">for col in data.columns:</text:p>
      <text:p text:style-name="P11"><text:s text:c="4"/># Количество пустых значений </text:p>
      <text:p text:style-name="P11"><text:s text:c="4"/>temp_null_count = data[data[col].isnull()].shape[0]</text:p>
      <text:p text:style-name="P11"><text:s text:c="4"/>dt = str(data[col].dtype)</text:p>
      <text:p text:style-name="P11"><text:s text:c="4"/>if temp_null_count&gt;0 and (dt=='object'):</text:p>
      <text:p text:style-name="P11"><text:s text:c="8"/>cat_cols.append(col)</text:p>
      <text:p text:style-name="P11"><text:s text:c="8"/>temp_perc = round((temp_null_count / total_count) * 100.0, 2)</text:p>
      <text:p text:style-name="P11"><text:s text:c="8"/>print('Колонка {}. Тип данных {}. Количество пустых значений {}, {}%.'.format(col, dt, temp_null_count, temp_perc))</text:p>
      <text:p text:style-name="P11"/>
      <text:p text:style-name="P11"># Удаление строк, содержащих пустые значения</text:p>
      <text:p text:style-name="P11">data_new_2 = data.dropna(axis=0, how='any', subset=['source_name'])</text:p>
      <text:p text:style-name="P11">(data.shape, data_new_2.shape)</text:p>
      <text:p text:style-name="P11"/>
      <text:p text:style-name="P11"/>
      <text:p text:style-name="P11"/>
      <text:p text:style-name="P11">cat_temp_data = data[['iso_code']]</text:p>
      <text:p text:style-name="P11">cat_temp_data.head()</text:p>
      <text:p text:style-name="P11"/>
      <text:p text:style-name="P11"/>
      <text:p text:style-name="P11"/>
      <text:p text:style-name="P11">cat_temp_data['iso_code'].unique()</text:p>
      <text:p text:style-name="P11"/>
      <text:p text:style-name="P11"/>
      <text:p text:style-name="P11"/>
      <text:p text:style-name="P11">cat_temp_data[cat_temp_data['iso_code'].isnull()].shape</text:p>
      <text:p text:style-name="P11"/>
      <text:p text:style-name="P11"><text:soft-page-break/># Импьютация наиболее частыми значениями</text:p>
      <text:p text:style-name="P11">imp2 = SimpleImputer(missing_values=np.nan, strategy='most_frequent')</text:p>
      <text:p text:style-name="P11">data_imp2 = imp2.fit_transform(cat_temp_data)</text:p>
      <text:p text:style-name="P11">data_imp2</text:p>
      <text:p text:style-name="P11"/>
      <text:p text:style-name="P11"># Пустые значения отсутствуют</text:p>
      <text:p text:style-name="P11">np.unique(data_imp2)</text:p>
      <text:p text:style-name="P11"/>
      <text:p text:style-name="P11"/>
      <text:p text:style-name="P11"/>
      <text:p text:style-name="P11"># Преобразование категориальных признаков в числовые</text:p>
      <text:p text:style-name="P11"/>
      <text:p text:style-name="P11">cat_enc = pd.DataFrame({'c1':data_imp2.T[0]})</text:p>
      <text:p text:style-name="P11">cat_enc</text:p>
      <text:p text:style-name="P11"/>
      <text:p text:style-name="P11">from sklearn.preprocessing import LabelEncoder, OneHotEncoder</text:p>
      <text:p text:style-name="P11"/>
      <text:p text:style-name="P11">le = LabelEncoder()</text:p>
      <text:p text:style-name="P11">cat_enc_le = le.fit_transform(cat_enc['c1'])</text:p>
      <text:p text:style-name="P11"/>
      <text:p text:style-name="P11"/>
      <text:p text:style-name="P11"/>
      <text:p text:style-name="P11">cat_enc['c1'].unique()</text:p>
      <text:p text:style-name="P11"/>
      <text:p text:style-name="P11"/>
      <text:p text:style-name="P11"/>
      <text:p text:style-name="P11">np.unique(cat_enc_le)</text:p>
      <text:p text:style-name="P11"/>
      <text:p text:style-name="P11">le.inverse_transform([ <text:s/>0, <text:s text:c="2"/>1, <text:s text:c="2"/>2, <text:s text:c="2"/>3, <text:s text:c="2"/>4, <text:s text:c="2"/>5, <text:s text:c="2"/>6, <text:s text:c="2"/>7, <text:s text:c="2"/>8, <text:s text:c="2"/>9, <text:s/>10, <text:s/>11, <text:s/>12,</text:p>
      <text:p text:style-name="P11"><text:s text:c="8"/>13, <text:s/>14, <text:s/>15, <text:s/>16, <text:s/>17, <text:s/>18, <text:s/>19, <text:s/>20, <text:s/>21, <text:s/>22, <text:s/>23, <text:s/>24, <text:s/>25,</text:p>
      <text:p text:style-name="P11"><text:s text:c="8"/>26, <text:s/>27, <text:s/>28, <text:s/>29, <text:s/>30, <text:s/>31, <text:s/>32, <text:s/>33, <text:s/>34, <text:s/>35, <text:s/>36, <text:s/>37, <text:s/>38,</text:p>
      <text:p text:style-name="P11"><text:s text:c="8"/>39, <text:s/>40, <text:s/>41, <text:s/>42, <text:s/>43, <text:s/>44, <text:s/>45, <text:s/>46, <text:s/>47, <text:s/>48, <text:s/>49, <text:s/>50, <text:s/>51,</text:p>
      <text:p text:style-name="P11"><text:soft-page-break/><text:s text:c="8"/>52, <text:s/>53, <text:s/>54, <text:s/>55, <text:s/>56, <text:s/>57, <text:s/>58, <text:s/>59, <text:s/>60, <text:s/>61, <text:s/>62, <text:s/>63, <text:s/>64,</text:p>
      <text:p text:style-name="P11"><text:s text:c="8"/>65, <text:s/>66, <text:s/>67, <text:s/>68, <text:s/>69, <text:s/>70, <text:s/>71, <text:s/>72, <text:s/>73, <text:s/>74, <text:s/>75, <text:s/>76, <text:s/>77,</text:p>
      <text:p text:style-name="P11"><text:s text:c="8"/>78, <text:s/>79, <text:s/>80, <text:s/>81, <text:s/>82, <text:s/>83, <text:s/>84, <text:s/>85, <text:s/>86, <text:s/>87, <text:s/>88, <text:s/>89, <text:s/>90,</text:p>
      <text:p text:style-name="P11"><text:s text:c="8"/>91, <text:s/>92, <text:s/>93, <text:s/>94, <text:s/>95, <text:s/>96, <text:s/>97, <text:s/>98, <text:s/>99, 100, 101, 102, 103,</text:p>
      <text:p text:style-name="P11"><text:s text:c="7"/>104, 105, 106, 107, 108, 109, 110, 111, 112, 113, 114, 115, 116,</text:p>
      <text:p text:style-name="P11"><text:s text:c="7"/>117, 118, 119])</text:p>
      <text:p text:style-name="P11"/>
      <text:p text:style-name="P11"/>
      <text:p text:style-name="P11"/>
      <text:p text:style-name="P11"># Масштабирование</text:p>
      <text:p text:style-name="P11"/>
      <text:p text:style-name="P11">from sklearn.preprocessing import MinMaxScaler, StandardScaler, Normalizer</text:p>
      <text:p text:style-name="P11"/>
      <text:p text:style-name="P11"/>
      <text:p text:style-name="P11"/>
      <text:p text:style-name="P11">sc1 = MinMaxScaler()</text:p>
      <text:p text:style-name="P11">sc1_data = sc1.fit_transform(data[['total_vaccinations']])</text:p>
      <text:p text:style-name="P11"/>
      <text:p text:style-name="P11"/>
      <text:p text:style-name="P11"/>
      <text:p text:style-name="P11">plt.hist(data['total_vaccinations'], 50)</text:p>
      <text:p text:style-name="P11">plt.show()</text:p>
      <text:p text:style-name="P11"/>
      <text:p text:style-name="P11"/>
      <text:p text:style-name="P11"/>
      <text:p text:style-name="P11">plt.hist(sc1_data, 50)</text:p>
      <text:p text:style-name="P11">plt.show()</text:p>
      <text:p text:style-name="P11"/>
      <text:p text:style-name="P11">Как видим по графикам выше, масштабирование не изменило гистограмму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1:17:29.088844821</meta:creation-date>
    <dc:date>2021-03-07T21:37:19.555536515</dc:date>
    <meta:editing-duration>PT9M40S</meta:editing-duration>
    <meta:editing-cycles>1</meta:editing-cycles>
    <meta:document-statistic meta:table-count="1" meta:image-count="0" meta:object-count="0" meta:page-count="8" meta:paragraph-count="144" meta:word-count="653" meta:character-count="5966" meta:non-whitespace-character-count="5074"/>
    <meta:generator>LibreOffice/6.4.6.2$Linux_X86_64 LibreOffice_project/40$Build-2</meta:generator>
  </office:meta>
</office:document-meta>
</file>